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="Arrow_20_concave" draw:marker-end-width="1cm" draw:stroke-linejoin="miter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ff0000" draw:marker-start="" draw:marker-start-width="0.5cm" draw:marker-start-center="true" draw:marker-end="Arrow_20_concave" draw:marker-end-width="1cm" draw:marker-end-center="false" draw:stroke-linejoin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ff"/>
    </style:style>
    <style:style style:name="P3" style:family="paragraph">
      <style:text-properties fo:color="#0000ff" fo:font-size="40pt"/>
    </style:style>
    <style:style style:name="P4" style:family="paragraph">
      <style:paragraph-properties fo:margin-left="0cm" fo:margin-right="0cm" fo:text-indent="0cm"/>
      <style:text-properties fo:color="#ff0000"/>
    </style:style>
    <style:style style:name="P5" style:family="paragraph">
      <style:paragraph-properties fo:margin-left="0cm" fo:margin-right="0cm" fo:text-indent="0cm"/>
      <style:text-properties fo:color="#ff0000" fo:font-size="40pt"/>
    </style:style>
    <style:style style:name="T1" style:family="text">
      <style:text-properties fo:color="#0000ff" fo:font-size="40pt"/>
    </style:style>
    <style:style style:name="T2" style:family="text">
      <style:text-properties fo:color="#ff0000"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4cm" svg:x2="4cm" svg:y2="4.01cm">
          <text:p/>
        </draw:line>
        <draw:line draw:style-name="gr2" draw:text-style-name="P1" draw:layer="layout" svg:x1="1cm" svg:y1="4cm" svg:x2="1cm" svg:y2="1cm">
          <text:p/>
        </draw:line>
        <draw:frame draw:style-name="gr3" draw:text-style-name="P3" draw:layer="layout" svg:width="1.361cm" svg:height="1.826cm" svg:x="3.223cm" svg:y="2.025cm">
          <draw:text-box>
            <text:p text:style-name="P2"><text:span text:style-name="T1">Z</text:span></text:p>
          </draw:text-box>
        </draw:frame>
        <draw:frame draw:style-name="gr4" draw:text-style-name="P5" draw:layer="layout" svg:width="1.442cm" svg:height="1.826cm" svg:x="1.1cm" svg:y="-0.021cm">
          <draw:text-box>
            <text:p text:style-name="P4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5cm" fo:page-height="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Thorsten Liebig</meta:initial-creator>
    <meta:creation-date>2007-02-09T10:59:43</meta:creation-date>
    <dc:creator>Thorsten Liebig</dc:creator>
    <dc:date>2007-02-09T11:36:00</dc:date>
    <dc:language>de-DE</dc:language>
    <meta:editing-cycles>4</meta:editing-cycles>
    <meta:editing-duration>PT25M20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